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.Proxy( InvocationHandler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.newProxyInstance( ClassLoader loader , Class [ ] interfaces , InvocationHandler 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xyImpl.ProxyImpl( InvocationHandler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.getInvocationHandler( Object prox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.getProxyClass( ClassLoader loader , Class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xy.isProxyClass( Class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